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291" officeooo:paragraph-rsid="0004a291"/>
    </style:style>
    <style:style style:name="P2" style:family="paragraph" style:parent-style-name="Standard">
      <style:text-properties officeooo:rsid="0004ffb5" officeooo:paragraph-rsid="0004ff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d programs for testing:</text:p>
      <text:p text:style-name="P1"/>
      <text:p text:style-name="P1">OWASP ZAP</text:p>
      <text:p text:style-name="P1">Bandit</text:p>
      <text:p text:style-name="P1">Synk</text:p>
      <text:p text:style-name="P1">nikto</text:p>
      <text:p text:style-name="P2">Safety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0:43:32.022620114</meta:creation-date>
    <dc:date>2024-01-02T14:16:12.423755022</dc:date>
    <meta:editing-duration>PT1H7M17S</meta:editing-duration>
    <meta:editing-cycles>1</meta:editing-cycles>
    <meta:document-statistic meta:table-count="0" meta:image-count="0" meta:object-count="0" meta:page-count="1" meta:paragraph-count="6" meta:word-count="10" meta:character-count="56" meta:non-whitespace-character-count="52"/>
    <meta:generator>LibreOffice/7.3.7.2$Linux_X86_64 LibreOffice_project/30$Build-2</meta:generator>
  </office:meta>
</office:document-meta>
</file>